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2"/>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code de la fonction suivante d'un jeu de 2048 est incorrect car parfois, des nombres sont fusionnés alors qu'il y en a d'autres entre les deux, il faut d'abord déplacer les cases sans fusion: "mouvement.py gère les déplacements de nombres dans la grille" import grille # Liste des directions autorisées directions_autorisees = ["haut", "bas", "gauche", "droite"] def deplacer_nombres(direction:str, grille:grille.Grille) -&gt; list: "Déplace les nombres d'une grille dans une direction donnée. Renvoie la grille actualisée." # Gérer la direction "haut" if direction == "haut": # Parcourir la grille depuis le bas vers le haut for ligne in range(len(grille.contenu) -1, -1, -1): # Parcourir chaque colonne de la grille print("Ligne :", grille.contenu[ligne]) for colonne in range(len(grille.contenu[ligne])): if ligne &lt; len(grille.contenu) -1: print("Ligne :", ligne) # Si le nombre dans la case actuelle correspond à celui de la case supérieure if grille.contenu[ligne-1][colonne] == grille.contenu[ligne][colonne]: grille.contenu[ligne][colonne]*=2 # Multiplier le nombre dans la case supérieure par deux grille.contenu[ligne-1][colonne] = 0 # Vider la case actuelle #break # ou que le nombre de la case supérieure vaut zéro elif grille.contenu[ligne-1][colonne] == 0: # Déplacer le nombre de la case actuelle vers la case supérieure grille.contenu[ligne-1][colonne] = grille.contenu[ligne][colonne] grille.contenu[ligne][colonne] = 0 #break # Gérer la direction "bas" elif direction == "bas": # Parcourir les lignes de la grille for ligne in range(len(grille.contenu) -1): for colonne in range(len(grille.contenu[ligne])): # Pour chaque colonne de la ligne actuelle # Si le nombre dans la case actuelle correspond à celui de la case inférieure if grille.contenu[ligne][colonne] == grille.contenu[ligne+1][colonne]: # Vider la case actuelle et multiplier le nombre de la case inférieure par 2 grille.contenu[ligne][colonne] = 0 grille.contenu[ligne+1][colonne]*=2 #break # ou que la valeur de la case dans la ligne suivante est égale à 0 elif grille.contenu[ligne+1][colonne] == 0: # Déplacer le nombre de la case actuelle vers la case inférieure grille.contenu[ligne+1][colonne] = grille.contenu[ligne][colonne] grille.contenu[ligne][colonne] = 0 #break # Gérer la direction "gauche" elif direction == "gauche": # Parcourir chaque ligne de la grille for ligne in range(len(grille.contenu)): # Parcourir toutes les colonnes à partir de la 2ème position for colonne in range(1, len(grille.contenu)): # Si le nombre de la case actuelle correpond à celui de la case à gauche if grille.contenu[ligne][colonne] == grille.contenu[ligne][colonne-1]: # Fusionner les deux cases et vider l'actuelle grille.contenu[ligne][colonne-1]*=2 grille.contenu[ligne]<text:soft-page-break/>[colonne] = 0 # Si la case à gauche est vide elif grille.contenu[ligne][colonne-1] == 0: # Déplacer le nombre de la case actuelle vers la gauche grille.contenu[ligne][colonne-1] = grille.contenu[ligne][colonne] grille.contenu[ligne][colonne] = 0 # Gérer la direction "droite" elif direction == "droite": # Parcourir toutes les lignes for ligne in range(len(grille.contenu)): for colonne in range(len(grille.contenu[ligne]) -1): # Si le nombre de la case actuelle correpond à celui de la case juste à droite if grille.contenu[ligne][colonne] == grille.contenu[ligne][colonne+1]: # Fusionner les deux cases et vider l'actuelle grille.contenu[ligne][colonne+1]*=2 grille.contenu[ligne][colonne] = 0 # Si la case à droite est vide elif grille.contenu[ligne][colonne+1] == 0: # Déplacer le nombre de la case actuelle vers la suivante grille.contenu[ligne][colonne+1] = grille.contenu[ligne][colonne] grille.contenu[ligne][colonne] = 0</text:p>
      <text:h text:style-name="Heading_20_6" text:outline-level="6">ChatGPT a dit :</text:h>
      <text:p text:style-name="Text_20_body">Le problème dans le code actuel est qu’il effectue les fusions et les déplacements simultanément. Ce qui peut entraîner des erreurs si des cases sont déplacées et fusionnées dans un même mouvement, surtout lorsqu'il y a d'autres cases entre celles qui fusionnent. La solution consiste à séparer les déplacements et les fusions en deux étapes :</text:p>
      <text:list text:style-name="L1">
        <text:list-item>
          <text:p text:style-name="P2">Déplacer les cases sans fusionner.</text:p>
        </text:list-item>
        <text:list-item>
          <text:p text:style-name="P3">Fusionner les cases après avoir effectué tous les déplacements.</text:p>
        </text:list-item>
      </text:list>
      <text:p text:style-name="Text_20_body">Voici une version corrigée du code en suivant cette approche. Je vais vous montrer comment gérer les déplacements et les fusions séparément pour chaque direction.</text:p>
      <text:p text:style-name="Standard"/>
      <text:p text:style-name="Standard"/>
      <text:h text:style-name="Heading_20_3" text:outline-level="3">Explication des changements :</text:h>
      <text:list text:style-name="L2">
        <text:list-item>
          <text:p text:style-name="P4"><text:span text:style-name="Strong_20_Emphasis">Séparation des déplacements et des fusions</text:span> : Les cases sont d'abord déplacées vers la direction désirée sans fusionner, puis les fusions sont effectuées.</text:p>
        </text:list-item>
        <text:list-item>
          <text:p text:style-name="P5"><text:span text:style-name="Strong_20_Emphasis">Réorganisation du code</text:span> : Les fonctions spécifiques à chaque direction (haut, bas, gauche, droite) ont été créées pour gérer les déplacements et les fusions séparément.</text:p>
        </text:list-item>
      </text:list>
      <text:p text:style-name="Text_20_body"><text:soft-page-break/>Cela garantit qu’il n’y ait pas de fusion intempestive entre des cases qui ne devraient pas encore être fusionnées, même si des cases sont déplacées après elle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6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6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9T19:14:13.218000000</meta:creation-date>
    <dc:date>2025-02-19T19:14:57.804000000</dc:date>
    <meta:editing-duration>PT44S</meta:editing-duration>
    <meta:editing-cycles>1</meta:editing-cycles>
    <meta:document-statistic meta:table-count="0" meta:image-count="0" meta:object-count="0" meta:page-count="3" meta:paragraph-count="10" meta:word-count="671" meta:character-count="4812" meta:non-whitespace-character-count="4155"/>
    <meta:generator>LibreOffice/24.8.4.2$Windows_X86_64 LibreOffice_project/bb3cfa12c7b1bf994ecc5649a80400d06cd71002</meta:generator>
  </office:meta>
</office:document-meta>
</file>